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style>
    <style:style style:name="P2" style:family="paragraph" style:parent-style-name="Standard">
      <style:paragraph-properties fo:text-align="start"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style="normal"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MPT 363 Project Brief- Individual Component</text:p>
      <text:p text:style-name="P1">Shawn An(301323174)</text:p>
      <text:p text:style-name="P2"/>
      <text:p text:style-name="P2"><text:tab/>In this assignment, my team discussed the project brief about the software OpenOffice. I gained many design experience from this assignment. The most important thing I learned is that it is fundamental to know the targeted users before jumping into the problem statements. Intuitively, it is easy to understand that in order to improve the user experience of the product, we need to know who we design the project for first. </text:p>
      <text:p text:style-name="P2"/>
      <text:p text:style-name="P2"><text:tab/>I learned this when we wrote about the project brief, we started with the problem statements and used the given structure of the statement. Since different group members had the different idea about the targeted users, we ended up having two different user group, the students, and office workers. Then it took us about half an hour to discuss the main target user groups. Fortunately, we agreed in the same user group. </text:p>
      <text:p text:style-name="P2"/>
      <text:p text:style-name="P2"><text:tab/>This learning experience matters because even the design process is intuitive and we had learned that in class, it is often ignored by people to study about the user group and identify the most important target before searching for the problems related to the particular user group. And in fact, this process would be time efficient. Since people may agree or disagree on the targeted users, it is better to study the user group so all the team would think the potential problems in the same direction. </text:p>
      <text:p text:style-name="P2"/>
      <text:p text:style-name="P2"><text:tab/>In light of this, I will remember that we should strictly follow the good designing steps to maximize our time efficiency and I should always identify the user groups first before thinking about solving problem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oup event log:</text:p>
      <text:p text:style-name="P2"><text:tab/>-Discuss the problem statement: problems with the targeted user group.</text:p>
      <text:p text:style-name="P2"><text:tab/>-Figure out the main user group and figure out two problem statements</text:p>
      <text:p text:style-name="P2"><text:tab/>-Discuss the user groups: figure out different groups by their goal rather than age</text:p>
      <text:p text:style-name="P2"><text:tab/>-identify the user groups</text:p>
      <text:p text:style-name="P2"><text:tab/>-Share ideas about the value proposition</text:p>
      <text:p text:style-name="P2"><text:tab/>-Refine and check the paper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wn an</meta:initial-creator>
    <meta:creation-date>2017-09-26T21:03:10</meta:creation-date>
    <dc:date>2017-09-26T21:47:00</dc:date>
    <dc:creator>shawn an</dc:creator>
    <meta:editing-duration>PT10M8S</meta:editing-duration>
    <meta:editing-cycles>2</meta:editing-cycles>
    <meta:generator>OpenOffice/4.1.3$Unix OpenOffice.org_project/413m1$Build-9783</meta:generator>
    <meta:document-statistic meta:table-count="0" meta:image-count="0" meta:object-count="0" meta:page-count="1" meta:paragraph-count="13" meta:word-count="327" meta:character-count="1967"/>
  </office:meta>
</office:document-meta>
</file>